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F000001FDD26AFDD8EB2F1EE7.png" manifest:media-type="image/png"/>
  <manifest:file-entry manifest:full-path="Pictures/100002010000017C0000021C874FBEC7A11ADA39.png" manifest:media-type="image/png"/>
  <manifest:file-entry manifest:full-path="Pictures/1000020100000F0000000CDA4416551907DC56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66cm" fo:min-width="3.081cm"/>
    </style:style>
    <style:style style:name="gr3" style:family="graphic" style:parent-style-name="standard">
      <style:graphic-properties draw:textarea-horizontal-align="justify" draw:textarea-vertical-align="middle" draw:auto-grow-height="false" fo:min-height="0.094cm" fo:min-width="2.378cm"/>
    </style:style>
    <style:style style:name="gr4" style:family="graphic" style:parent-style-name="standard">
      <style:graphic-properties draw:textarea-horizontal-align="justify" draw:textarea-vertical-align="middle" draw:auto-grow-height="false" fo:min-height="0.094cm" fo:min-width="2.7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1.5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53cm"/>
      <style:paragraph-properties style:writing-mode="lr-tb"/>
    </style:style>
    <style:style style:name="gr7" style:family="graphic" style:parent-style-name="objectwithoutfill">
      <style:graphic-properties svg:stroke-color="#000000" draw:marker-start="" draw:marker-end="Short_20_line_20_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285cm" svg:height="2.814cm" svg:x="11.4cm" svg:y="2.08cm">
          <draw:image xlink:href="Pictures/1000020100000F0000000CDA4416551907DC568A.png" xlink:type="simple" xlink:show="embed" xlink:actuate="onLoad" loext:mime-type="image/png">
            <text:p/>
          </draw:image>
        </draw:frame>
        <draw:frame draw:style-name="gr1" draw:text-style-name="P1" draw:layer="layout" svg:width="2.407cm" svg:height="3.421cm" svg:x="12.793cm" svg:y="9.379cm">
          <draw:image xlink:href="Pictures/100002010000017C0000021C874FBEC7A11ADA39.png" xlink:type="simple" xlink:show="embed" xlink:actuate="onLoad" loext:mime-type="image/png">
            <text:p/>
          </draw:image>
        </draw:frame>
        <draw:frame draw:style-name="gr1" draw:text-style-name="P1" draw:layer="layout" svg:width="2.02cm" svg:height="3.223cm" svg:x="19.149cm" svg:y="4.55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1" draw:text-style-name="P1" draw:layer="layout" svg:width="2.019cm" svg:height="3.223cm" svg:x="5.946cm" svg:y="6.461cm">
          <draw:image xlink:href="Pictures/100002010000013F000001FDD26AFDD8EB2F1EE7.png" xlink:type="simple" xlink:show="embed" xlink:actuate="onLoad" loext:mime-type="image/png">
            <text:p/>
          </draw:image>
        </draw:frame>
        <draw:custom-shape draw:style-name="gr2" draw:text-style-name="P2" draw:layer="layout" svg:width="4.469cm" svg:height="1.032cm" draw:transform="rotate (-0.463210383479296) translate (7.986cm 8.50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4.469cm" svg:height="1.031cm" draw:transform="skewX (-0.0010471975511966) rotate (-0.463210383479296) translate (15.098cm 2.65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3.592cm" svg:height="0.687cm" draw:transform="skewX (0.00139626340159543) rotate (0.601614993162445) translate (7.763cm 6.21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4.085cm" svg:height="0.686cm" draw:transform="rotate (0.629365728269155) translate (15.516cm 9.13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3" draw:layer="layout" svg:width="2.64cm" svg:height="1.173cm" draw:transform="rotate (0.569151869075351) translate (16.184cm 8.895cm)">
          <draw:text-box>
            <text:p>guest</text:p>
          </draw:text-box>
        </draw:frame>
        <draw:frame draw:style-name="gr5" draw:text-style-name="P3" draw:layer="layout" svg:width="2.711cm" svg:height="1.173cm" draw:transform="rotate (0.569151869075351) translate (8.278cm 6.183cm)">
          <draw:text-box>
            <text:p>guest</text:p>
          </draw:text-box>
        </draw:frame>
        <draw:frame draw:style-name="gr1" draw:text-style-name="P1" draw:layer="layout" svg:width="1.031cm" svg:height="1.645cm" svg:x="19.794cm" svg:y="9.534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6" draw:text-style-name="P3" draw:layer="layout" svg:width="3.094cm" svg:height="1.203cm" svg:x="19.106cm" svg:y="11.253cm">
          <draw:text-box>
            <text:p>DNS</text:p>
          </draw:text-box>
        </draw:frame>
        <draw:line draw:style-name="gr7" draw:text-style-name="P1" draw:layer="layout" svg:x1="16.184cm" svg:y1="9.706cm" svg:x2="19.622cm" svg:y2="10.909cm">
          <text:p/>
        </draw:line>
        <draw:frame draw:style-name="gr1" draw:text-style-name="P1" draw:layer="layout" svg:width="1.031cm" svg:height="1.645cm" svg:x="6.388cm" svg:y="1.8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6" draw:text-style-name="P3" draw:layer="layout" svg:width="3.094cm" svg:height="1.203cm" svg:x="5.7cm" svg:y="3.519cm">
          <draw:text-box>
            <text:p>DNS</text:p>
          </draw:text-box>
        </draw:frame>
        <draw:line draw:style-name="gr8" draw:text-style-name="P1" draw:layer="layout" svg:x1="10.685cm" svg:y1="4.035cm" svg:x2="7.419cm" svg:y2="3.347cm">
          <text:p/>
        </draw:line>
        <draw:frame draw:style-name="gr9" draw:text-style-name="P3" draw:layer="layout" svg:width="5.112cm" svg:height="1.673cm" draw:transform="rotate (-0.456752665246916) translate (15.417cm 1.001cm)">
          <draw:text-box>
            <text:p>User /<text:line-break/>Resource owner</text:p>
          </draw:text-box>
        </draw:frame>
        <draw:frame draw:style-name="gr9" draw:text-style-name="P3" draw:layer="layout" svg:width="5.112cm" svg:height="1.673cm" draw:transform="rotate (-0.456752665246916) translate (8.291cm 9.601cm)">
          <draw:text-box>
            <text:p text:style-name="P4">User /<text:line-break/>Resource owner</text:p>
          </draw:text-box>
        </draw:frame>
        <draw:frame draw:style-name="gr10" draw:text-style-name="P3" draw:layer="layout" svg:width="16.2cm" svg:height="0.962cm" svg:x="5.8cm" svg:y="13.8cm">
          <draw:text-box>
            <text:p>Relationships between parties in Web style Federation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2:15:13.566759554</meta:creation-date>
    <dc:date>2022-12-17T12:54:30.220912578</dc:date>
    <meta:editing-duration>PT1H17M28S</meta:editing-duration>
    <meta:editing-cycles>10</meta:editing-cycles>
    <meta:generator>LibreOffice/6.4.7.2$Linux_X86_64 LibreOffice_project/40$Build-2</meta:generator>
    <meta:document-statistic meta:object-count="42"/>
  </office:meta>
</office:document-meta>
</file>